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style:font-weight-complex="bold"/>
    </style:style>
    <style:style style:name="T18" style:parent-style-name="instrukce" style:family="text">
      <style:text-properties style:use-window-font-color="true"/>
    </style:style>
    <style:style style:name="P19" style:parent-style-name="podpis" style:family="paragraph">
      <style:paragraph-properties fo:margin-top="0.3333in"/>
    </style:style>
    <style:style style:name="T20" style:parent-style-name="instrukce" style:family="text">
      <style:text-properties style:use-window-font-color="true"/>
    </style:style>
    <style:style style:name="T21" style:parent-style-name="instrukce" style:family="text">
      <style:text-properties style:use-window-font-color="true"/>
    </style:style>
    <style:style style:name="T22" style:parent-style-name="instrukce" style:family="text">
      <style:text-properties style:use-window-font-color="true"/>
    </style:style>
    <style:style style:name="T23" style:parent-style-name="instrukce" style:family="text">
      <style:text-properties style:use-window-font-color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43/2024</text:p>
            <text:p text:style-name="Normální">KVOP-25203/2024</text:p>
            <text:p text:style-name="Normální">25. 06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M. B.</text:p>
            <text:p text:style-name="Normální"/>
            <text:p text:style-name="Normální"/>
            <text:p text:style-name="Normální"/>
            <text:p text:style-name="Normální"><text:span text:style-name="T17">Doporučeně</text:span></text:p>
            <text:p text:style-name="Normální"/>
          </table:table-cell>
        </table:table-row>
      </table:table>
      <text:h text:style-name="Nadpis1" text:outline-level="1"/>
      <text:h text:style-name="Nadpis1" text:outline-level="1">Sdělení o vyřízení žádosti o informace</text:h>
      <text:h text:style-name="Nadpis1" text:outline-level="1">podle zákona č. 106/1999 Sb., o svobodném přístupu k informacím</text:h>
      <text:p text:style-name="Základnítext">Vážený pane<text:s/>B.,</text:p>
      <text:p text:style-name="Základnítext">dne<text:s/>19.<text:s/>června<text:s/>2024 obdržela Kancelář<text:s/>veřejného<text:s/>ochránce práv<text:s/>Vaši žádost o informace. Žádáte o<text:s/>zaslání sborníků stanovisek veřejného ochránce práv k tématům lékařství ve VTOS, postpenitenciární péče a výkon nařízené ústavní protialkoholní léčby. Také žádáte o aktualizovaná Evropská vězeňská pravidla.</text:p>
      <text:p text:style-name="Základnítext"><text:span text:style-name="Silné">Dáváme</text:span><text:span text:style-name="Silné"><text:s/></text:span><text:span text:style-name="Silné">Vám tyto</text:span><text:span text:style-name="Silné"><text:s/>informace</text:span>:</text:p>
      <text:p text:style-name="Základnítext"><text:span text:style-name="T18">Sborník stanovisek veřejného ochránce práv Vězeňství II z roku 2019, Zpráva ze systematických návštěv veřejného ochránce práv Ochranné léčení z roku 2019, leták veřejného ochránce práv Věznice (s. 4 se věnuje podpoře po propuštění) a aktuální Evropská vězeňská pravidla, jejichž neoficiální překlad do českého jazyka zajistila Kancelář veřejného ochránce práv.</text:span></text:p>
      <text:p text:style-name="Základnítext">S pozdravem</text:p>
      <text:p text:style-name="P19">JUDr. Pavel Pořízek, Ph.D.</text:p>
      <text:p text:style-name="podpis">vedoucí Kanceláře veřejného ochránce práv</text:p>
      <text:p text:style-name="Normální"/>
      <text:p text:style-name="Normální"/>
      <text:p text:style-name="Příloha"/>
      <text:p text:style-name="Příloha"/>
      <text:p text:style-name="Příloha">Přílohy</text:p>
      <text:p text:style-name="Normální"><text:span text:style-name="T20">Sborník stanovisek veřejného ochránce práv Vězeňství II</text:span></text:p>
      <text:p text:style-name="Normální"><text:span text:style-name="T21">Zpráva ze systematických návštěv veřejného ochránce práv Ochranné léčení, omezovací prostředky a další témata</text:span></text:p>
      <text:p text:style-name="Normální"><text:span text:style-name="T22">leták veřejného ochránce práv Věznice</text:span></text:p>
      <text:p text:style-name="Normální"><text:span text:style-name="T23">Doporučení Rec(2006)2-rev Výboru ministrů členským státům k Evropským vězeňským pravidlům</text:span>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5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KQGB*</text:span>*KVOPX00EKQGB*</text:p>
        <text:p text:style-name="P12"><text:span text:style-name="T13">KVOPX00EKQGB</text:span>KVOPX00EKQGB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08-19T09:16:00Z</meta:creation-date>
    <dc:date>2024-08-19T09:48:00Z</dc:date>
    <meta:print-date>2016-06-27T07:08:00Z</meta:print-date>
    <meta:template xlink:href="KVOP_dopis%20vedoucího" xlink:type="simple"/>
    <meta:editing-cycles>3</meta:editing-cycles>
    <meta:editing-duration>PT1920S</meta:editing-duration>
    <meta:user-defined meta:name="ContentTypeId">0x010100D3A71DC738674B4893D02C4CA0E22FAC</meta:user-defined>
    <meta:document-statistic meta:page-count="1" meta:paragraph-count="2" meta:word-count="201" meta:character-count="1387" meta:row-count="9" meta:non-whitespace-character-count="1188"/>
  </office:meta>
</office:document-meta>
</file>